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Title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S Commands and Terminology</text:p>
      <text:list xml:id="list9145587056113472404" text:style-name="WWNum1">
        <text:list-item>
          <text:p text:style-name="P1">rospack list – list all installed ROS packages</text:p>
        </text:list-item>
        <text:list-item>
          <text:p text:style-name="P1">rospack find &lt;package-name&gt; - find the package-name</text:p>
        </text:list-item>
        <text:list-item>
          <text:p text:style-name="P1">roscd &lt;package-name&gt; – change to this package’s directory (don’t need to be in the parent)</text:p>
        </text:list-item>
        <text:list-item>
          <text:p text:style-name="P1">rosls &lt;package-name&gt; – list the contents of the directory for this package</text:p>
        </text:list-item>
        <text:list-item>
          <text:p text:style-name="P1">roscore – start the ROS master</text:p>
        </text:list-item>
        <text:list-item>
          <text:p text:style-name="P1">node – a running instance of a program is called a node</text:p>
        </text:list-item>
        <text:list-item>
          <text:p text:style-name="P1">rosrun package-name executable-name --- start a node, rosrun doesn’t need a path to the executable; it infers the path to the executable from the package-name</text:p>
        </text:list-item>
        <text:list-item>
          <text:p text:style-name="P1">rosnode list – list all currently running nodes. Note: node names may not match the name of the executable.</text:p>
        </text:list-item>
        <text:list-item>
          <text:p text:style-name="P1">rosnode info – all sorts of useful info about the node</text:p>
        </text:list-item>
        <text:list-item>
          <text:p text:style-name="P1">rqt_graph – show the communication graph. Ovals represent nodes, arcs represent (and are labeled with) topics. Here you can see what topics are available (for publishing or subscribing) for your own programs.</text:p>
        </text:list-item>
        <text:list-item>
          <text:p text:style-name="P1">rostopic list – get a list of active topics</text:p>
        </text:list-item>
        <text:list-item>
          <text:p text:style-name="P1">rostopic echo topic-name – see the data that is being published on this topic (e.g., rostopic echo turtle1/pose)</text:p>
        </text:list-item>
        <text:list-item>
          <text:p text:style-name="P1">rostopic info topic-name – get a bunch of info about a topic. Note: first line tells the message type for the topic</text:p>
        </text:list-item>
        <text:list-item>
          <text:p text:style-name="P1">rosmsg show message-type-name – show details about the message type (i.e., show the names and data types of the components of the message).</text:p>
        </text:list-item>
        <text:list-item>
          <text:p text:style-name="P1">rostopic pub –r rate-in-hz topic-name message-type message-content – publish a message from the command line</text:p>
        </text:list-item>
        <text:list-item>
          <text:p text:style-name="P1">message type names always are of the form package-name/type-name (e.g., turtlesim/Pose)</text:p>
        </text:list-item>
      </text:list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size-asian="26pt" style:font-name-complex="F" style:font-family-generic-complex="system" style:font-pitch-complex="variable" style:font-size-complex="2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size-asian="26pt" style:font-name-complex="F" style:font-family-generic-complex="system" style:font-pitch-complex="variable" style:font-size-complex="26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th</meta:initial-creator>
    <dc:creator>seth</dc:creator>
    <meta:editing-cycles>3</meta:editing-cycles>
    <meta:creation-date>2016-02-07T00:24:00</meta:creation-date>
    <dc:date>2016-02-07T19:10:00</dc:date>
    <meta:editing-duration>PT13M28S</meta:editing-duration>
    <meta:generator>LibreOffice/4.2.8.2$Linux_X86_64 LibreOffice_project/420m0$Build-2</meta:generator>
    <meta:document-statistic meta:table-count="0" meta:image-count="0" meta:object-count="0" meta:page-count="1" meta:paragraph-count="17" meta:word-count="252" meta:character-count="1521" meta:non-whitespace-character-count="128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